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ro27" style:family="table-row">
      <style:table-row-properties style:row-height="2.316cm" fo:break-before="auto" style:use-optimal-row-height="fals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List</text:span></text:p>
            <text:p><text:span text:style-name="T2">Based on document 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6"/>
        <table:table-column table:style-name="co10" table:default-cell-style-name="ce136"/>
        <table:table-column table:style-name="co10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0">
            <text:p>0</text:p>
          </table:table-cell>
          <table:table-cell table:style-name="ce134" table:formula="oooc:=COUNTIF([.L$7:.L$1038];[.$K1])" office:value-type="float" office:value="0">
            <text:p>0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1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table:number-columns-repeated="9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1.00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1.00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fields required</text:span></text:p>
            <text:p><text:span text:style-name="T4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number-columns-repeated="243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52:49</dc:date>
    <dc:language>en-US</dc:language>
    <meta:editing-cycles>785</meta:editing-cycles>
    <meta:editing-duration>P11DT14H29M9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